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имер процесса игры от лица рандомного юзера.</text:p>
      <text:p text:style-name="Standard"/>
      <text:p text:style-name="Standard"><text:s text:c="2"/>Захожу по ссылке на <text:span text:style-name="T1">игровой </text:span>сайт, передо мной появляется главное окно игры "DarkSwordsClone". </text:p>
      <text:p text:style-name="Standard">В главном окне есть две кнопки:"зарегистрироваться" и "играть". У меня нет аккаунта в этой игре и я выбираю нажать кнопку "зарегистрироваться". </text:p>
      <text:p text:style-name="Standard">Открывается новая панель которая называется "Окно регистрации и создания персонажа", на которой расположены текстовые панели с просьбой придумать и ввести логин, пароль <text:span text:style-name="T1">и никнейм</text:span>, и две иконки где меня просят выбрать расу и класс. Введя придуманные логин и пароль, <text:s/>выбирая класс и расу, <text:s/>я щелкаю на кнопку "<text:span text:style-name="T1">Г</text:span>отово", расположенную под иконками, но ничего не происходит - она заблокирована.</text:p>
      <text:p text:style-name="Standard">Значит, изначальный выбор расы и класса <text:span text:style-name="T1">для создания нового аккаунта и персонажа </text:span>обязатель<text:span text:style-name="T1">ны</text:span>. Жму на иконку выбора расы и передо мной выскакивает панелька с иконками той или иной расы и их описания (всплывающ<text:span text:style-name="T1">ие</text:span> при наведении на иконку курсора), а так же выбор желаемого пола. Нажимаю на иконку с названием "человек" и отмечаю <text:span text:style-name="T1">галочкой</text:span>, что пол женский, жму кнопку "<text:span text:style-name="T1">Г</text:span>отово" которая тоже есть здесь <text:span text:style-name="T1">(как и кнопка с названием «Назад» которая возвращает на предыдущую панель) </text:span>и это действие закрывает панель выбора расы, сохранив при этом выбранные мной опции и возвращает в "Окно регистрации и создания персонажа" - <text:s/>но кнопка "Готово" все еще недоступна.Я нажимаю на иконку </text:p>
      <text:p text:style-name="Standard">выбора "Класса" и передо мной появляется панель на которой изображены иконки доступных классов, а так же при наведении на них курсора появляется описание и параметры. Выбираю "Воин" и нажимаю кнопку "<text:span text:style-name="T1">Г</text:span>отово<text:span text:style-name="T1">"(рядом тоже есть кнопка «Назад» на случай если я захочу вернуться исправить сначала Расу).</text:span> Панель, сохранив данные, закрывается, возвращая в "Окно регистрации и создания персонажа". Теперь кнопка <text:span text:style-name="T1">"Готово",</text:span> расположенная под логином, паролем, пунктом предлагающим запомнить логин и пароль и выборами расы и класса доступна. Я отмечаю "сохранить логин и пароль" и нажимаю кнопку "Готово".</text:p>
      <text:p text:style-name="Standard">Ведется соединение с сервером, загрузка локаций, персонажей, вещей и т.п.</text:p>
      <text:p text:style-name="P4"><text:span text:style-name="T1">(Вариант когда есть аккаунт: я нажимаю кнопку «Играть», появляется панель где в текстовых панелях я ввожу логин и пароль/ где уже отображены логин и пароль благодаря установленной ранее галочке «запомнить пароль и логин». Кликаю «Далее»: Передо мной открывается панель на которой отображены несколько кнопок, таких как : «Новая игра», «Сохраненная игра», «Выход». Если я передумаю играть, то нажму выход и выйду из игры. Если нажимаю кнопку с названием <text:s/>«Сохраненная игра» то начинаю игру с того места где я ее закончил и сохранил. Если я выберу кнопку «Новая игра» то она откроет для меня "Окно регистрации и создания персонажа" где я смогу создать нового персонажа и начать играть заново. )</text:span></text:p>
      <text:p text:style-name="P1"><text:span text:style-name="T2">Теперь я в игре</text:span><text:span text:style-name="T1">.</text:span></text:p>
      <text:p text:style-name="Standard">Передо мной <text:span text:style-name="T1">автоматически после регистрации и создания персонажа, </text:span>открывается игровое окно. Справа я вижу свой аватар с указанным ником, уровнем и параметрами силы и маны.</text:p>
      <text:p text:style-name="Standard">Слева есть мини-карта, под ней небольшой навигационный уголок в виде четырех кнопок:"вверх", "вниз", "вправо", "влево", а так же заблокированная кнопка "Войти" и кнопка "Инвентарь".<text:span text:style-name="T1">А так же панель на которой будут отображаться различные вещи и предметы с их описанием.</text:span></text:p>
      <text:p text:style-name="Standard">На карте отображена небольшая локация на которой нарисована клетка, в клетке - фигура звездочки <text:span text:style-name="T1">-</text:span> это <text:span text:style-name="T1">мой персонаж</text:span>. <text:span text:style-name="T1">Больше на карте ничего нет. </text:span>От той клетки на которой я нахожусь есть два "ответвления" вверх и влево.Я выбираю движение вправо и нажимаю кнопку навигации на которой написано "вправо": кроме кнопки "вверх" две другие заблокированны.Передо мной нарисовалась еще одна </text:p>
      <text:p text:style-name="Standard">клетка ведущая вправо, я нажимаю кнопку "вправо" и передвигаюсь на один пункт <text:span text:style-name="T1">вправо</text:span>. Передвинувшись, обнаруживаю, что от той клетки в которой нахожусь я в данный момент <text:span text:style-name="T1">снова </text:span>два ответвления: вверх и влево, и доступны <text:span text:style-name="T1">только </text:span>кнопки навигации <text:s/>с такими же названиями. Кликаю на кнопку "вправо", передвигаюсь еще на <text:span text:style-name="T1">одну </text:span>клетку и передо мной <text:soft-page-break/>новая открывается клетка, <text:s/>я <text:span text:style-name="T1">передвигаюсь</text:span> на нее. Но вот на панели под картой появляется иконка дом<text:span text:style-name="T1">ика</text:span> и <text:s/>сообщение <text:span text:style-name="T1">о том, что я </text:span><text:s/>набрела на магазин оружия.Возле кнопок с передвижениями я нахожу ставшую доступной кнопку "войти" и нажимаю на нее.</text:p>
      <text:p text:style-name="Standard">Передо мной выскакивает панель с двумя расчерченными на клетки блоками.Первый, слева - блок принадлежащий торговцу: <text:span text:style-name="T1">там же </text:span>есть его иконка, <text:span text:style-name="T1">информация про его </text:span>уровень и класс, так же рядом есть указание сколько у него золота. А в <text:span text:style-name="T1">клетках его блока</text:span> расположены иконки <text:span text:style-name="T1">обозначающие вещи</text:span> которые есть на продажу.</text:p>
      <text:p text:style-name="Standard">Если навести на них <text:span text:style-name="T1">кур</text:span>сор можно узнать о цене, прочности и уровневом наборе этой вещи. Над блоком так же есть выпадающий скролл-лист, <text:span text:style-name="T1">список </text:span>под названием "Всё предметы" который разбит на типы товаров <text:span text:style-name="T1">такие как: </text:span>"оружие" "доспехи" "бижутерия" и тому подобное. В моем блоке, похожем <text:span text:style-name="T1">внешне </text:span>на блок торговца, нет пока никаких вещей, а вещи которые на мне для продажи недоступны.У меня указанно, что золота у меня 10 монет.Я выхожу из магазина<text:span text:style-name="T1">, </text:span>закрыв выскочившую <text:span text:style-name="T1">"магазинную" </text:span>панель по крестику и нажимаю на кнопку "Инвентарь" у себя в окне навигации. Выскакивает панель разбитая на две части: </text:p>
      <text:p text:style-name="Standard">на одной части блок с вещами которые на мне <text:span text:style-name="T1">и называется «Обмундирование»</text:span>, вторая часть - расчерченная клетками, как в магазине, но <text:span text:style-name="T1">там </text:span>ничего нет, <text:span text:style-name="T1">называется «Личный инвентарь»</text:span>. Я кликаю на иконку с рубашкой, а потом на рандомную клетку справа в другом блоке и она перемещается туда.<text:span text:style-name="T4"> </text:span><text:span text:style-name="T3">(Вариант «перетаскиваю» с одной клетки/блока в другую/другой).</text:span> Моя рубашка стоит две монеты, этого достаточно чтобы купить <text:span text:style-name="T1">самый простой и недорогой </text:span>кинжал за 12 монет <text:s/>в <text:span text:style-name="T1">этом </text:span>магазине.</text:p>
      <text:p text:style-name="Standard"><text:s/>Я снова возвращаюсь в магазин с помощью кнопки "Войти", выбираю <text:span text:style-name="T1">в своем блоке </text:span>свою рубашку и нажимаю на кнопку под блоками <text:span text:style-name="T1">- </text:span>"Продать".Рядом с ней есть так <text:span text:style-name="T1">ж</text:span>е кнопка под названием "Купить" и "Выбросить". Рубашка продается за 2 монеты, теперь мне начислилось 2 монеты к моим 10, а рубашка исчезает из моего инвентаря, <text:span text:style-name="T1">перейдя в блок торговца</text:span>. Я выбираю в блоке торговца свой кинжал, нажимаю на кнопку "Продать". Деньги списываются <text:span text:style-name="T1">на счет торговца, теперь у меня 0 монет</text:span>, а у меня в инвентаре появляется кинжал. Выхожу из магазина, нажимаю на "Инвентарь". Нажимаю на кинжал из правого блока, а затем на один из <text:span text:style-name="T1">своих </text:span>блоков <text:span text:style-name="T1">в «Обмундировании» </text:span>подписанных <text:s/><text:span text:style-name="T1">как </text:span>"Оружие" —<text:span text:style-name="T1"> таким образом</text:span> <text:span text:style-name="T1">переношу</text:span> на это место <text:span text:style-name="T1">свой новый кинжал</text:span>. Рубашки на мне нет, зато есть кинжал.</text:p>
      <text:p text:style-name="Standard">Я продолжаю передвигаться по карте <text:span text:style-name="T1">открывая и изучая локацию, изредка мне попадаются отряды вроде «Крыса» или «Пес», которых я могу видеть в отдельной панели для отрядов. </text:span><text:s/><text:span text:style-name="T1">Н</text:span>а одной из клеток на меня нападает разбойник 1 уровня с таким же ножом как у меня.<text:span text:style-name="T1">Происходит </text:span>обмен ударами в ходе которого я убиваю своего противника, оставшись с <text:span text:style-name="T1">небольшим количеством жизни которая постепенно восстанавливается</text:span>. Панель под картой показывает мне череп.Я дважды кликаю на этот черепи "забираю" вещи поверженного, среди которых: доспех, два корня имбиря, меч 20-го уровня и тряпка, которую я не смогла поднять, потому что мой инвентарь </text:p>
      <text:p text:style-name="Standard">перегружен. Этого хватит на то, чтобы продать и купить себе снаряжение, <text:span text:style-name="T1">а так же надо поискать магазин восстанавливающими зельями</text:span>. </text:p>
      <text:p text:style-name="Standard">Позвращаюсь в магазин...</text:p>
      <text:p text:style-name="Standard"><text:span text:style-name="T1">На меня нападает разбойник 1-го уровня и убивает меня. Автоматически я возрождаюсь в той клетке с которой начал свое путешествие. Моего инвентаря со мной нет кроме того, что на мне уже было надето. Мне нужно поспешить на место моего убийства чтобы снять с трупа вещи пока это не сделал кто-то другой. Карта которую мне уже довелось открыть до своей смерти видна для меня и сейчас.</text:span></text:p>
      <text:p text:style-name="Standard"><text:span text:style-name="T1">Я продвигаюсь по карте к клетке на которой есть обозначение моего трупа. Кликаю на труп дважды правой кнопкой мыши и «забираю» инвентарь себе.</text:span></text:p>
      <text:p text:style-name="Standard"><text:span text:style-name="T1"><text:s/></text:span></text:p>
      <text:p text:style-name="P3">Я иду обратно в магазин и по пути на одной из клеток стоял отряд «Крыса». Двойным щелчком мыши я кликаю на иконку отряда и происходит обмен ударами в следствие чего крыса побеждена. Я забираю инвентарь крысы как обычно. Убийство крысы первого уровня обычно приносит 10 опыта. Если до повышения моего уровня мне надо 30 пунктов, то мне <text:soft-page-break/>надо убить трех крыс. Когда третья крыса оказывается убитой мой уровень вырастает до 2 уровня, и вместе с ним повышается моя сила и мана.</text:p>
      <text:p text:style-name="P3"/>
      <text:p text:style-name="P3">Я собираюсь закончить играть, но хочу вернуться позднее на то место и уровень на котором остановилась. Я нажимаю на <text:s/>кнопку «Опции» в навигационной панели, после чего открывается панель где есть кнопка: «сохранить текущую игру выйти» я нажимаю на нее, игра сохраняется и игровое окно закрывается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53M1S</meta:editing-duration>
    <meta:editing-cycles>11</meta:editing-cycles>
    <meta:generator>OpenOffice/4.1.2$Win32 OpenOffice.org_project/412m3$Build-9782</meta:generator>
    <dc:date>2018-02-19T23:23:45.83</dc:date>
    <meta:document-statistic meta:table-count="0" meta:image-count="0" meta:object-count="0" meta:page-count="3" meta:paragraph-count="25" meta:word-count="1293" meta:character-count="8333"/>
    <meta:user-defined meta:name="Info 1"/>
    <meta:user-defined meta:name="Info 2"/>
    <meta:user-defined meta:name="Info 3"/>
    <meta:user-defined meta:name="Info 4"/>
  </office:meta>
</office:document-meta>
</file>